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re was one I thought to sing</text:p>
      <text:p text:style-name="Standard">Of bits, bobs, and needful things.</text:p>
      <text:p text:style-name="Standard">Maybe in my gilded cage would ring</text:p>
      <text:p text:style-name="Standard">notes in scream from meat on strings.</text:p>
      <text:p text:style-name="Standard">Now locked cage come weak to rust,</text:p>
      <text:p text:style-name="Standard">Gut that jailor whore I think I mus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2H08M45S</meta:editing-duration>
    <meta:editing-cycles>5</meta:editing-cycles>
    <meta:generator>OpenOffice.org/3.2$Win32 OpenOffice.org_project/320m18$Build-9502</meta:generator>
    <dc:date>2010-12-21T21:10:36.87</dc:date>
    <dc:creator>chris nelson</dc:creator>
    <meta:document-statistic meta:table-count="0" meta:image-count="0" meta:object-count="0" meta:page-count="1" meta:paragraph-count="6" meta:word-count="42" meta:character-count="207"/>
    <meta:user-defined meta:name="Info 1"/>
    <meta:user-defined meta:name="Info 2"/>
    <meta:user-defined meta:name="Info 3"/>
    <meta:user-defined meta:name="Info 4"/>
  </office:meta>
</office:document-meta>
</file>